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06.36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42.66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8.54pt"/>
    </style:style>
    <style:style style:name="co9" style:family="table-column">
      <style:table-column-properties fo:break-before="auto" style:column-width="27.3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18.06pt"/>
    </style:style>
    <style:style style:name="co12" style:family="table-column">
      <style:table-column-properties fo:break-before="auto" style:column-width="92.41pt"/>
    </style:style>
    <style:style style:name="co13" style:family="table-column">
      <style:table-column-properties fo:break-before="auto" style:column-width="104.66pt"/>
    </style:style>
    <style:style style:name="co14" style:family="table-column">
      <style:table-column-properties fo:break-before="auto" style:column-width="47.54pt"/>
    </style:style>
    <style:style style:name="co15" style:family="table-column">
      <style:table-column-properties fo:break-before="auto" style:column-width="44.31pt"/>
    </style:style>
    <style:style style:name="co16" style:family="table-column">
      <style:table-column-properties fo:break-before="auto" style:column-width="19.84pt"/>
    </style:style>
    <style:style style:name="co17" style:family="table-column">
      <style:table-column-properties fo:break-before="auto" style:column-width="42.09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35.49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3caff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font-name="Arial" fo:font-weight="bold" style:font-name-asian="Noto Sans CJK SC Regular" style:font-weight-asian="bold" style:font-name-complex="FreeSans" style:font-weight-complex="bold"/>
    </style:style>
    <style:style style:name="ce23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Arial" style:font-name-asian="Noto Sans CJK SC Regular" style:font-name-complex="FreeSans"/>
    </style:style>
    <style:style style:name="ce24" style:family="table-cell" style:parent-style-name="Default">
      <style:table-cell-properties style:shrink-to-fit="false"/>
    </style:style>
    <style:style style:name="ce25" style:family="table-cell" style:parent-style-name="Default">
      <style:table-cell-properties fo:background-color="#83caff" style:shrink-to-fit="false"/>
    </style:style>
    <style:style style:name="ce26" style:family="table-cell" style:parent-style-name="Default">
      <style:table-cell-properties fo:border-bottom="0.06pt solid #000000" fo:border-left="none" fo:border-right="none" style:shrink-to-fit="fals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style:shrink-to-fit="fals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Arial" style:font-name-asian="Noto Sans CJK SC Regular" style:font-name-complex="FreeSans"/>
    </style:style>
    <style:style style:name="ce29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</style:style>
    <style:style style:name="ce30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order-bottom="none" fo:background-color="#e1eefc" fo:border-left="0.06pt solid #666666" fo:border-right="0.06pt solid #666666" style:shrink-to-fit="false" fo:border-top="0.06pt solid #b3b3b3"/>
    </style:style>
    <style:style style:name="ce32" style:family="table-cell" style:parent-style-name="Default">
      <style:table-cell-properties fo:border-bottom="0.06pt solid #b3b3b3" fo:background-color="#e1eefc" fo:border-left="0.06pt solid #666666" fo:border-right="0.06pt solid #666666" style:shrink-to-fit="false" fo:border-top="0.06pt solid #b3b3b3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6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37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39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25"/>
    <style:style style:name="ce41" style:family="table-cell" style:parent-style-name="Default" style:data-style-name="N127"/>
    <style:style style:name="ce42" style:family="table-cell" style:parent-style-name="Default">
      <style:table-cell-properties fo:background-color="#99ff99"/>
    </style:style>
    <style:style style:name="ce43" style:family="table-cell" style:parent-style-name="Default">
      <style:table-cell-properties fo:background-color="#ff99ff"/>
    </style:style>
    <style:style style:name="ce44" style:family="table-cell" style:parent-style-name="Default">
      <style:table-cell-properties fo:background-color="#99ff66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33ff99"/>
    </style:style>
    <style:style style:name="ce47" style:family="table-cell" style:parent-style-name="Default">
      <style:table-cell-properties fo:background-color="#dddddd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66ff66"/>
    </style:style>
    <style:style style:name="ce50" style:family="table-cell" style:parent-style-name="Default">
      <style:table-cell-properties fo:background-color="#ffff00"/>
    </style:style>
    <style:style style:name="T1" style:family="text">
      <style:text-properties style:font-name="Arial" style:font-name-asian="Noto Sans CJK SC Regular" style:font-name-complex="FreeSans"/>
    </style:style>
    <style:style style:name="T2" style:family="text">
      <style:text-properties style:font-name="Liberation Sans" style:font-name-asian="Droid Sans Fallback" style:font-name-complex="FreeSans"/>
    </style:style>
    <style:style style:name="T3" style:family="text">
      <style:text-properties style:font-name-asian="Noto Sans CJK SC Regular" style:font-name-complex="FreeSans"/>
    </style:style>
    <style:style style:name="T4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ce24"/>
        <table:table-column table:style-name="co11" table:default-cell-style-name="ce24"/>
        <table:table-column table:style-name="co12" table:default-cell-style-name="ce33"/>
        <table:table-column table:style-name="co13" table:default-cell-style-name="ce3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18" table:number-columns-repeated="7" table:default-cell-style-name="Default"/>
        <table:table-row table:style-name="ro1">
          <table:table-cell table:number-columns-repeated="33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6"/>
          <table:table-cell table:style-name="ce1" table:number-columns-repeated="7"/>
          <table:table-cell table:style-name="ce25" table:number-columns-repeated="2"/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Version 3.2, August 2018</text:p>
          </table:table-cell>
          <table:table-cell table:style-name="ce16"/>
          <table:table-cell table:style-name="ce1" table:number-columns-repeated="7"/>
          <table:table-cell table:style-name="ce25" table:number-columns-repeated="2"/>
          <table:table-cell table:number-columns-repeated="21"/>
        </table:table-row>
        <table:table-row table:style-name="ro1">
          <table:table-cell table:number-columns-repeated="33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2" office:value-type="string" calcext:value-type="string">
            <text:p>Manufacturer</text:p>
          </table:table-cell>
          <table:table-cell table:style-name="ce8" office:value-type="string" calcext:value-type="string">
            <text:p>Mouser Link</text:p>
          </table:table-cell>
          <table:table-cell table:style-name="ce22" office:value-type="string" calcext:value-type="string">
            <text:p>Manufacturer</text:p>
          </table:table-cell>
          <table:table-cell table:style-name="ce26" office:value-type="string" calcext:value-type="string">
            <text:p>Mouser <text:s/>by Joel</text:p>
          </table:table-cell>
          <table:table-cell table:style-name="ce8" office:value-type="string" calcext:value-type="string">
            <text:p><text:s/></text:p>
          </table:table-cell>
          <table:table-cell table:style-name="ce34" office:value-type="string" calcext:value-type="string">
            <text:p>Digikey</text:p>
          </table:table-cell>
          <table:table-cell table:style-name="ce34" office:value-type="string" calcext:value-type="string">
            <text:p>Reichelt &amp; Co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 table:number-columns-repeated="5"/>
          <table:table-cell office:value-type="string" calcext:value-type="string">
            <text:p>Bestel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7"/>
          <table:table-cell table:style-name="ce27" table:number-columns-repeated="2"/>
          <table:table-cell table:number-columns-repeated="2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/HV507PG-G?qs=%2Fha2pyFaduiilt7pV6x585DFfFbYPdh6OPgTQrZ8v3jI%2FUpgF1eHfg%3D%3D" xlink:type="simple">https://www.mouser.com/ProductDetail/Microchip-Technology/HV507PG-G?qs=%2fha2pyFaduiilt7pV6x585DFfFbYPdh6OPgTQrZ8v3jI%2fUpgF1eHf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HV507PG-G-ND </text:p>
          </table:table-cell>
          <table:table-cell table:style-name="ce35"/>
          <table:table-cell table:style-name="ce39" office:value-type="currency" office:currency="EUR" office:value="11.89" calcext:value-type="currency">
            <text:p>11.89 €</text:p>
          </table:table-cell>
          <table:table-cell table:style-name="ce40" table:formula="of:=[.O7]*[.C7]" office:value-type="currency" office:currency="EUR" office:value="23.78" calcext:value-type="currency">
            <text:p>23.78 €</text:p>
          </table:table-cell>
          <table:table-cell/>
          <table:table-cell table:style-name="ce42" table:formula="of:=[.C7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48" table:formula="of:=[.W7]-[.$X$2]*[.C7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2" office:value-type="string" calcext:value-type="string">
            <text:p>579-MCP6002T-I/SN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/MCP6002T-I-SN?qs=sGAEpiMZZMtCHixnSjNA6N5WMYiF%252b1miq5rwwJnsnAQ%3D" xlink:type="simple">https://www.mouser.com/ProductDetail/Microchip-Technology/MCP6002T-I-SN?qs=sGAEpiMZZMtCHixnSjNA6N5WMYiF%252b1miq5rwwJnsnAQ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MCP 6002-I/SN reichelt</text:p>
          </table:table-cell>
          <table:table-cell table:style-name="ce40" office:value-type="currency" office:currency="EUR" office:value="0.33" calcext:value-type="currency">
            <text:p>0.33 €</text:p>
          </table:table-cell>
          <table:table-cell table:style-name="ce40" table:formula="of:=[.O8]*[.C8]" office:value-type="currency" office:currency="EUR" office:value="0.33" calcext:value-type="currency">
            <text:p>0.33 €</text:p>
          </table:table-cell>
          <table:table-cell/>
          <table:table-cell table:style-name="ce42" table:formula="of:=[.C8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49" table:formula="of:=[.W8]-[.$X$2]*[.C8]" office:value-type="float" office:value="-15" calcext:value-type="float">
            <text:p>-1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3" table:number-columns-repeated="2"/>
          <table:table-cell table:style-name="ce23" office:value-type="string" calcext:value-type="string">
            <text:p>Toshiba</text:p>
          </table:table-cell>
          <table:table-cell table:style-name="ce28" office:value-type="string" calcext:value-type="string">
            <text:p><text:span text:style-name="T3"><text:a xlink:href="https://www.mouser.com/ProductDetail/Toshiba/TK560P60YRQ?qs=%2Fha2pyFaduhbrYGGkh2uHVuV4GHeTIBfH3A73B9Ur06bCqoyhmx57g%3D%3D" xlink:type="simple">https://www.mouser.com/ProductDetail/Toshiba/TK560P60YRQ?qs=%2fha2pyFaduhbrYGGkh2uHVuV4GHeTIBfH3A73B9Ur06bCqoyhmx57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812" calcext:value-type="currency">
            <text:p>0.81 €</text:p>
          </table:table-cell>
          <table:table-cell table:style-name="ce40" table:formula="of:=[.O9]*[.C9]" office:value-type="currency" office:currency="EUR" office:value="0.812" calcext:value-type="currency">
            <text:p>0.81 €</text:p>
          </table:table-cell>
          <table:table-cell/>
          <table:table-cell table:style-name="ce43" table:formula="of:=[.C9]*[.R$2]" office:value-type="float" office:value="80" calcext:value-type="float">
            <text:p>80</text:p>
          </table:table-cell>
          <table:table-cell office:value-type="string" calcext:value-type="string">
            <text:p>digi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8" table:formula="of:=[.W9]-[.$X$2]*[.C9]" office:value-type="float" office:value="-12" calcext:value-type="float">
            <text:p>-12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3" table:number-columns-repeated="2"/>
          <table:table-cell table:style-name="ce23" office:value-type="string" calcext:value-type="string">
            <text:p>Maxim</text:p>
          </table:table-cell>
          <table:table-cell table:style-name="ce28" office:value-type="string" calcext:value-type="string">
            <text:p><text:span text:style-name="T3"><text:a xlink:href="https://www.mouser.com/ProductDetail/Maxim-Integrated/MAX1771CSA%2BT?qs=%2Fha2pyFadughqAITL5wNFqEH9vJI499oJL8rS4PGsROb8QfDjkD7QQ%3D%3D" xlink:type="simple">https://www.mouser.com/ProductDetail/Maxim-Integrated/MAX1771CSA%2bT?qs=%2fha2pyFadughqAITL5wNFqEH9vJI499oJL8rS4PGsROb8QfDjkD7Q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379870 farnell</text:p>
          </table:table-cell>
          <table:table-cell table:style-name="ce39" office:value-type="currency" office:currency="EUR" office:value="4.7" calcext:value-type="currency">
            <text:p>4.70 €</text:p>
          </table:table-cell>
          <table:table-cell table:style-name="ce40" table:formula="of:=[.O10]*[.C10]" office:value-type="currency" office:currency="EUR" office:value="4.7" calcext:value-type="currency">
            <text:p>4.70 €</text:p>
          </table:table-cell>
          <table:table-cell/>
          <table:table-cell table:style-name="ce42" table:formula="of:=[.C10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8" table:formula="of:=[.W10]-[.$X$2]*[.C10]" office:value-type="float" office:value="-13" calcext:value-type="float">
            <text:p>-13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7,U8,U9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<text:span text:style-name="T1">630-ACPL-024L-000E (push-pull)</text:span></text:p>
            <text:p>512-HCPL0534 (alt)</text:p>
          </table:table-cell>
          <table:table-cell table:style-name="ce23" table:number-columns-repeated="2"/>
          <table:table-cell table:style-name="ce23" office:value-type="string" calcext:value-type="string">
            <text:p>On Semi</text:p>
          </table:table-cell>
          <table:table-cell table:style-name="ce28" office:value-type="string" calcext:value-type="string">
            <text:p><text:span text:style-name="T3"><text:a xlink:href="https://www.mouser.com/ProductDetail/ON-Semiconductor-Fairchild/HCPL0534R2?qs=sGAEpiMZZMtd3yBnp8bAgBkEHX3sY6VPevhGfgNmg28%3D" xlink:type="simple">https://www.mouser.com/ProductDetail/ON-Semiconductor-Fairchild/HCPL0534R2?qs=sGAEpiMZZMtd3yBnp8bAgBkEHX3sY6VPevhGfgNmg28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7" calcext:value-type="currency">
            <text:p>1.70 €</text:p>
          </table:table-cell>
          <table:table-cell table:style-name="ce40" table:formula="of:=[.O11]*[.C11]" office:value-type="currency" office:currency="EUR" office:value="5.1" calcext:value-type="currency">
            <text:p>5.10 €</text:p>
          </table:table-cell>
          <table:table-cell/>
          <table:table-cell table:style-name="ce43" table:formula="of:=[.C11]*[.R$2]" office:value-type="float" office:value="240" calcext:value-type="float">
            <text:p>240</text:p>
          </table:table-cell>
          <table:table-cell office:value-type="string" calcext:value-type="string">
            <text:p>dig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8" table:formula="of:=[.W11]-[.$X$2]*[.C11]" office:value-type="float" office:value="-38" calcext:value-type="float">
            <text:p>-3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0,U11,U12,U1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3" table:number-columns-repeated="2"/>
          <table:table-cell table:style-name="ce23" office:value-type="string" calcext:value-type="string">
            <text:p>Panasonic</text:p>
          </table:table-cell>
          <table:table-cell table:style-name="ce28" office:value-type="string" calcext:value-type="string">
            <text:p><text:span text:style-name="T3"><text:a xlink:href="https://www.mouser.com/ProductDetail/Panasonic-Industrial-Devices/AQY210EHAX?qs=sGAEpiMZZMsUriz2CNI3E%2F2ygIc2faGrymu2hAz4WRs%3D" xlink:type="simple">https://www.mouser.com/ProductDetail/Panasonic-Industrial-Devices/AQY210EHAX?qs=sGAEpiMZZMsUriz2CNI3E%2f2ygIc2faGrymu2hAz4WRs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34" calcext:value-type="currency">
            <text:p>1.34 €</text:p>
          </table:table-cell>
          <table:table-cell table:style-name="ce40" table:formula="of:=[.O12]*[.C12]" office:value-type="currency" office:currency="EUR" office:value="5.36" calcext:value-type="currency">
            <text:p>5.36 €</text:p>
          </table:table-cell>
          <table:table-cell/>
          <table:table-cell table:style-name="ce43" table:formula="of:=[.C12]*[.R$2]" office:value-type="float" office:value="320" calcext:value-type="float">
            <text:p>320</text:p>
          </table:table-cell>
          <table:table-cell office:value-type="string" calcext:value-type="string">
            <text:p>digi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8" table:formula="of:=[.W12]-[.$X$2]*[.C12]" office:value-type="float" office:value="-55" calcext:value-type="float">
            <text:p>-5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3" table:number-columns-repeated="2"/>
          <table:table-cell table:style-name="ce23" office:value-type="string" calcext:value-type="string">
            <text:p>Texas Instruments</text:p>
          </table:table-cell>
          <table:table-cell table:style-name="ce28" office:value-type="string" calcext:value-type="string">
            <text:p><text:span text:style-name="T3"><text:a xlink:href="https://www.mouser.com/ProductDetail/Texas-Instruments/TLV1117LV33DCYR?qs=%2Fha2pyFaduhBqQL3H3AyG8rR3rxY7cAgbWWZwjALm%252bMiG1DDZCJi1ClZ4U%2FSD6To" xlink:type="simple">https://www.mouser.com/ProductDetail/Texas-Instruments/TLV1117LV33DCYR?qs=%2fha2pyFaduhBqQL3H3AyG8rR3rxY7cAgbWWZwjALm%252bMiG1DDZCJi1ClZ4U%2fSD6To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528" calcext:value-type="currency">
            <text:p>0.53 €</text:p>
          </table:table-cell>
          <table:table-cell table:style-name="ce40" table:formula="of:=[.O13]*[.C13]" office:value-type="currency" office:currency="EUR" office:value="0.528" calcext:value-type="currency">
            <text:p>0.53 €</text:p>
          </table:table-cell>
          <table:table-cell/>
          <table:table-cell table:style-name="ce44" table:formula="of:=[.C1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8" table:formula="of:=[.W13]-[.$X$2]*[.C13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3" table:number-columns-repeated="2"/>
          <table:table-cell table:style-name="ce23" office:value-type="string" calcext:value-type="string">
            <text:p>Diodes Inc</text:p>
          </table:table-cell>
          <table:table-cell table:style-name="ce28" office:value-type="string" calcext:value-type="string">
            <text:p><text:span text:style-name="T3"><text:a xlink:href="https://www.mouser.com/ProductDetail/Diodes-Incorporated/PAM8301AAF?qs=%2Fha2pyFadug59lk%252bFcb5ZA0%252bnim2pNDHcPtkoEzAJhNwgbfgnZz2ug%3D%3D" xlink:type="simple">https://www.mouser.com/ProductDetail/Diodes-Incorporated/PAM8301AAF?qs=%2fha2pyFadug59lk%252bFcb5ZA0%252bnim2pNDHcPtkoEzAJhNwgbfgnZz2u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0.42" calcext:value-type="currency">
            <text:p>0.42 €</text:p>
          </table:table-cell>
          <table:table-cell table:style-name="ce40" table:formula="of:=[.O14]*[.C14]" office:value-type="currency" office:currency="EUR" office:value="0.42" calcext:value-type="currency">
            <text:p>0.42 €</text:p>
          </table:table-cell>
          <table:table-cell/>
          <table:table-cell table:style-name="ce44" table:formula="of:=[.C14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8" table:formula="of:=[.W14]-[.$X$2]*[.C14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-Atmel/ATSAMD21G18A-AUT?qs=%2Fha2pyFadui7qO1APaFKBDcVDVXVReb3%252bzIm5EQhh5Mu3OGv%252bG06tmEUzt5%2FBUsP" xlink:type="simple">https://www.mouser.com/ProductDetail/Microchip-Technology-Atmel/ATSAMD21G18A-AUT?qs=%2fha2pyFadui7qO1APaFKBDcVDVXVReb3%252bzIm5EQhh5Mu3OGv%252bG06tmEUzt5%2fBUsP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3.3" calcext:value-type="currency">
            <text:p>3.30 €</text:p>
          </table:table-cell>
          <table:table-cell table:style-name="ce40" table:formula="of:=[.O15]*[.C15]" office:value-type="currency" office:currency="EUR" office:value="3.3" calcext:value-type="currency">
            <text:p>3.30 €</text:p>
          </table:table-cell>
          <table:table-cell/>
          <table:table-cell table:style-name="ce44" table:formula="of:=[.C15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table:formula="of:=[.W15]-[.$X$2]*[.C15]" office:value-type="float" office:value="-11" calcext:value-type="float">
            <text:p>-1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3" table:number-columns-repeated="2"/>
          <table:table-cell table:style-name="ce23" office:value-type="string" calcext:value-type="string">
            <text:p>Microchip</text:p>
          </table:table-cell>
          <table:table-cell table:style-name="ce28" office:value-type="string" calcext:value-type="string">
            <text:p><text:span text:style-name="T3"><text:a xlink:href="https://www.mouser.com/ProductDetail/Microchip-Technology/MCP41010T-I-SN?qs=%2Fha2pyFadujMOVHUfQ0%252bcVWQko2GIlaLDY9zh2Caju9u5itNTeHPSw%3D%3D" xlink:type="simple">https://www.mouser.com/ProductDetail/Microchip-Technology/MCP41010T-I-SN?qs=%2fha2pyFadujMOVHUfQ0%252bcVWQko2GIlaLDY9zh2Caju9u5itNTeHPSw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39" office:value-type="currency" office:currency="EUR" office:value="1.43" calcext:value-type="currency">
            <text:p>1.43 €</text:p>
          </table:table-cell>
          <table:table-cell table:style-name="ce40" table:formula="of:=[.O16]*[.C16]" office:value-type="currency" office:currency="EUR" office:value="1.43" calcext:value-type="currency">
            <text:p>1.43 €</text:p>
          </table:table-cell>
          <table:table-cell/>
          <table:table-cell table:style-name="ce44" table:formula="of:=[.C16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8" table:formula="of:=[.W16]-[.$X$2]*[.C16]" office:value-type="float" office:value="-12" calcext:value-type="float">
            <text:p>-1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(595-SN74ACT14DR)</text:p>
            <text:p/>
          </table:table-cell>
          <table:table-cell table:style-name="ce23"/>
          <table:table-cell table:style-name="ce23" office:value-type="string" calcext:value-type="string">
            <text:p><text:span text:style-name="T3"><text:a xlink:href="https://www.mouser.ch/ProductDetail/595-SN74AC14DR" xlink:type="simple">https://www.mouser.ch/ProductDetail/595-SN74AC14DR</text:a></text:span></text:p>
          </table:table-cell>
          <table:table-cell table:style-name="ce23" office:value-type="string" calcext:value-type="string">
            <text:p>Texas Instruments</text:p>
          </table:table-cell>
          <table:table-cell table:style-name="ce28" office:value-type="string" calcext:value-type="string">
            <text:p>https://www.mouser.com/ProductDetail/Texas-Instruments/SN74ACT14DR?qs=sGAEpiMZZMutVWjHE%2fYQw0qCn7H6iZbYPXtsDHyGvjQ%3d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296-1068-1-ND</text:p>
          </table:table-cell>
          <table:table-cell table:style-name="ce35"/>
          <table:table-cell table:style-name="ce39" office:value-type="currency" office:currency="EUR" office:value="0.35" calcext:value-type="currency">
            <text:p>0.35 €</text:p>
          </table:table-cell>
          <table:table-cell table:style-name="ce40" table:formula="of:=[.O17]*[.C17]" office:value-type="currency" office:currency="EUR" office:value="0.35" calcext:value-type="currency">
            <text:p>0.35 €</text:p>
          </table:table-cell>
          <table:table-cell/>
          <table:table-cell table:style-name="ce44" table:formula="of:=[.C17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style-name="ce48" table:formula="of:=[.W17]-[.$X$2]*[.C17]" office:value-type="float" office:value="-11" calcext:value-type="float">
            <text:p>-1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2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3" table:number-columns-repeated="2"/>
          <table:table-cell table:style-name="ce23" office:value-type="string" calcext:value-type="string">
            <text:p>Taiwan Semi</text:p>
          </table:table-cell>
          <table:table-cell table:style-name="ce29" office:value-type="string" calcext:value-type="string">
            <text:p><text:span text:style-name="T3"><text:a xlink:href="https://www.mouser.com/ProductDetail/Taiwan-Semiconductor/ES2F?qs=sGAEpiMZZMtbRapU8LlZD9gf9b3Vmqzi2b%2FJdDvxYvU%3D" xlink:type="simple">https://www.mouser.com/ProductDetail/Taiwan-Semiconductor/ES2F?qs=sGAEpiMZZMtbRapU8LlZD9gf9b3Vmqzi2b%2fJdDvxYvU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ES2FA R3GCT-ND</text:p>
          </table:table-cell>
          <table:table-cell table:style-name="ce37" office:value-type="string" calcext:value-type="string">
            <text:p>2306320 farnell</text:p>
          </table:table-cell>
          <table:table-cell table:style-name="ce40" office:value-type="currency" office:currency="EUR" office:value="0.5" calcext:value-type="currency">
            <text:p>0.50 €</text:p>
          </table:table-cell>
          <table:table-cell table:style-name="ce40" table:formula="of:=[.O19]*[.C19]" office:value-type="currency" office:currency="EUR" office:value="0.5" calcext:value-type="currency">
            <text:p>0.50 €</text:p>
          </table:table-cell>
          <table:table-cell/>
          <table:table-cell table:style-name="ce44" table:formula="of:=[.C19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48" table:formula="of:=[.W19]-[.$X$2]*[.C19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3" table:number-columns-repeated="2"/>
          <table:table-cell table:style-name="ce23" office:value-type="string" calcext:value-type="string">
            <text:p>On Semi</text:p>
          </table:table-cell>
          <table:table-cell table:style-name="ce29" office:value-type="string" calcext:value-type="string">
            <text:p><text:span text:style-name="T3"><text:a xlink:href="https://www.mouser.com/ProductDetail/ON-Semiconductor-Fairchild/1N4148WS?qs=%2Fha2pyFadugUatyoICGt8kgPqU5a9TP%2FX4f%252bxuZJvE3AMoTupc8KUQ%3D%3D" xlink:type="simple">https://www.mouser.com/ProductDetail/ON-Semiconductor-Fairchild/1N4148WS?qs=%2fha2pyFadugUatyoICGt8kgPqU5a9TP%2fX4f%252bxuZJvE3AMoTupc8KU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N 4148 WS farnell</text:p>
          </table:table-cell>
          <table:table-cell table:style-name="ce40" office:value-type="currency" office:currency="EUR" office:value="0.04" calcext:value-type="currency">
            <text:p>0.04 €</text:p>
          </table:table-cell>
          <table:table-cell table:style-name="ce40" table:formula="of:=[.O20]*[.C20]" office:value-type="currency" office:currency="EUR" office:value="0.08" calcext:value-type="currency">
            <text:p>0.08 €</text:p>
          </table:table-cell>
          <table:table-cell/>
          <table:table-cell table:style-name="ce44" table:formula="of:=[.C20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48" table:formula="of:=[.W20]-[.$X$2]*[.C20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2" office:value-type="string" calcext:value-type="string">
            <text:p>859-LTST-C190TBKT</text:p>
          </table:table-cell>
          <table:table-cell table:style-name="ce23" table:number-columns-repeated="2"/>
          <table:table-cell table:style-name="ce23" office:value-type="string" calcext:value-type="string">
            <text:p>Lite On</text:p>
          </table:table-cell>
          <table:table-cell table:style-name="ce30" office:value-type="string" calcext:value-type="string">
            <text:p><text:span text:style-name="T4"><text:a xlink:href="https://www.mouser.com/ProductDetail/Lite-On/LTST-C190TBKT?qs=%2Fha2pyFadui2fuz%252bskZlfzJj9vIOEcCPigNVuuSNanPcKuIIX2NkGg%3D%3D" xlink:type="simple">https://www.mouser.com/ProductDetail/Lite-On/LTST-C190TBKT?qs=%2fha2pyFadui2fuz%252bskZlfzJj9vIOEcCPigNVuuSNanPcKuIIX2NkGg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BL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1]*[.C21]" office:value-type="currency" office:currency="EUR" office:value="0.126" calcext:value-type="currency">
            <text:p>0.13 €</text:p>
          </table:table-cell>
          <table:table-cell/>
          <table:table-cell table:style-name="ce44" table:formula="of:=[.C21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48" table:formula="of:=[.W21]-[.$X$2]*[.C21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3" table:number-columns-repeated="3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GN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2]*[.C22]" office:value-type="currency" office:currency="EUR" office:value="0.126" calcext:value-type="currency">
            <text:p>0.13 €</text:p>
          </table:table-cell>
          <table:table-cell/>
          <table:table-cell table:style-name="ce44" table:formula="of:=[.C2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48" table:formula="of:=[.W22]-[.$X$2]*[.C22]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3" table:number-columns-repeated="2"/>
          <table:table-cell table:style-name="ce23" office:value-type="string" calcext:value-type="string">
            <text:p>Lite On</text:p>
          </table:table-cell>
          <table:table-cell table:style-name="ce29" office:value-type="string" calcext:value-type="string">
            <text:p><text:span text:style-name="T3"><text:a xlink:href="https://www.mouser.com/ProductDetail/Lite-On/LTST-C190KRKT?qs=%2Fha2pyFadui2fuz%252bskZlf%252blCgU7kpjPQMl%252bdEtin3smGR4DNgW9F3w%3D%3D" xlink:type="simple">https://www.mouser.com/ProductDetail/Lite-On/LTST-C190KRKT?qs=%2fha2pyFadui2fuz%252bskZlf%252blCgU7kpjPQMl%252bdEtin3smGR4DNgW9F3w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603?</text:p>
          </table:table-cell>
          <table:table-cell table:style-name="ce35" office:value-type="string" calcext:value-type="string">
            <text:p>SMD-LED 0805 RT</text:p>
          </table:table-cell>
          <table:table-cell table:style-name="ce39" office:value-type="currency" office:currency="EUR" office:value="0.126" calcext:value-type="currency">
            <text:p>0.13 €</text:p>
          </table:table-cell>
          <table:table-cell table:style-name="ce40" table:formula="of:=[.O23]*[.C23]" office:value-type="currency" office:currency="EUR" office:value="0.126" calcext:value-type="currency">
            <text:p>0.13 €</text:p>
          </table:table-cell>
          <table:table-cell/>
          <table:table-cell table:style-name="ce44" table:formula="of:=[.C2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8" table:formula="of:=[.W23]-[.$X$2]*[.C23]" office:value-type="float" office:value="-7" calcext:value-type="float">
            <text:p>-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9"/>
          <table:table-cell table:style-name="Default"/>
          <table:table-cell table:number-columns-repeated="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, C32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3" table:number-columns-repeated="2"/>
          <table:table-cell table:style-name="ce23" office:value-type="string" calcext:value-type="string">
            <text:p>AVX</text:p>
          </table:table-cell>
          <table:table-cell table:style-name="ce28" office:value-type="string" calcext:value-type="string">
            <text:p><text:span text:style-name="T3"><text:a xlink:href="https://www.mouser.com/ProductDetail/AVX/TPSD107K016R0125?qs=sGAEpiMZZMuEN2agSAc2pqveSFvydLQ7ik6YjlyIzQo%3D" xlink:type="simple">https://www.mouser.com/ProductDetail/AVX/TPSD107K016R0125?qs=sGAEpiMZZMuEN2agSAc2pqveSFvydLQ7ik6YjlyIzQo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1462445, farnell</text:p>
          </table:table-cell>
          <table:table-cell table:style-name="ce40" office:value-type="currency" office:currency="EUR" office:value="1.3" calcext:value-type="currency">
            <text:p>1.30 €</text:p>
          </table:table-cell>
          <table:table-cell table:style-name="ce40" table:formula="of:=[.O25]*[.C25]" office:value-type="currency" office:currency="EUR" office:value="2.6" calcext:value-type="currency">
            <text:p>2.60 €</text:p>
          </table:table-cell>
          <table:table-cell/>
          <table:table-cell table:style-name="ce44" table:formula="of:=[.C25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8" table:formula="of:=[.W25]-[.$X$2]*[.C25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,C3,C12,C13,C14,C22,C26,C30,C33,C34,C36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2" office:value-type="string" calcext:value-type="string">
            <text:p>603-CC805KRX7R8BB104 </text:p>
          </table:table-cell>
          <table:table-cell table:style-name="ce23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3"><text:a xlink:href="https://www.mouser.com/ProductDetail/Yageo/CC0805KRX7R8BB104?qs=%2Fha2pyFaduhNpscxq1stiyxlH6LERdb%252bj3t9sDOHFH58jQS5VLx81Q6ClMs92jES" xlink:type="simple">https://www.mouser.com/ProductDetail/Yageo/CC0805KRX7R8BB104?qs=%2fha2pyFaduhNpscxq1stiyxlH6LERdb%252bj3t9sDOHFH58jQS5VLx81Q6ClMs92jES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26]*[.C26]" office:value-type="currency" office:currency="EUR" office:value="0.88" calcext:value-type="currency">
            <text:p>0.88 €</text:p>
          </table:table-cell>
          <table:table-cell/>
          <table:table-cell table:style-name="ce44" table:formula="of:=[.C26]*[.R$2]" office:value-type="float" office:value="880" calcext:value-type="float">
            <text:p>880</text:p>
          </table:table-cell>
          <table:table-cell office:value-type="string" calcext:value-type="string">
            <text:p>1000 mouser?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style-name="ce49" table:formula="of:=[.W26]-[.$X$2]*[.C26]" office:value-type="float" office:value="-165" calcext:value-type="float">
            <text:p>-165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u9, 400V</text:p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W3R9MNL1GS </text:p>
            <text:p><text:span text:style-name="T2">647-ULR2G4R7MNL1GS</text:span></text:p>
            <text:p>647-ULH2G7R5MNL1GS</text:p>
          </table:table-cell>
          <table:table-cell table:style-name="ce23"/>
          <table:table-cell table:style-name="ce23" office:value-type="string" calcext:value-type="string">
            <text:p><text:a xlink:href="https://www.mouser.ch/ProductDetail/647-ULH2G7R5MNL1GS" xlink:type="simple">https://www.mouser.ch/ProductDetail/647-ULH2G7R5MNL1GS</text:a></text:p>
          </table:table-cell>
          <table:table-cell table:style-name="ce23" office:value-type="string" calcext:value-type="string">
            <text:p>Nichicon</text:p>
          </table:table-cell>
          <table:table-cell table:style-name="ce28" office:value-type="string" calcext:value-type="string">
            <text:p><text:span text:style-name="T3"><text:a xlink:href="https://www.mouser.com/ProductDetail/Nichicon/ULR2G4R7MNL1GS?qs=%2Fha2pyFaduiWEDzDIJW78sebkAo051m9xqKL6bcA5EK3kPALEmIV%252bDXuCwIRUcVc" xlink:type="simple">https://www.mouser.com/ProductDetail/Nichicon/ULR2G4R7MNL1GS?qs=%2fha2pyFaduiWEDzDIJW78sebkAo051m9xqKL6bcA5EK3kPALEmIV%252bDXuCwIRUcVc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float" office:value="2326355" calcext:value-type="float">
            <text:p>2326355</text:p>
          </table:table-cell>
          <table:table-cell table:style-name="ce35"/>
          <table:table-cell table:style-name="ce40" office:value-type="currency" office:currency="EUR" office:value="0.9" calcext:value-type="currency">
            <text:p>0.90 €</text:p>
          </table:table-cell>
          <table:table-cell table:style-name="ce40" table:formula="of:=[.O27]*[.C27]" office:value-type="currency" office:currency="EUR" office:value="1.8" calcext:value-type="currency">
            <text:p>1.80 €</text:p>
          </table:table-cell>
          <table:table-cell/>
          <table:table-cell table:style-name="ce44" table:formula="of:=[.C27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48" table:formula="of:=[.W27]-[.$X$2]*[.C27]" office:value-type="float" office:value="-24" calcext:value-type="float">
            <text:p>-24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5, C2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3"/>
          <table:table-cell table:style-name="ce4"/>
          <table:table-cell table:style-name="ce23" office:value-type="string" calcext:value-type="string">
            <text:p>AVX</text:p>
          </table:table-cell>
          <table:table-cell table:style-name="ce28" office:value-type="string" calcext:value-type="string">
            <text:p><text:span text:style-name="T3"><text:a xlink:href="https://www.mouser.com/ProductDetail/AVX/TPSB226K016R0600?qs=%2Fha2pyFaduhzkeLGMiqwBULW4vz9ben0WOo8WyjfYperxlysWEu%252bvQ%3D%3D" xlink:type="simple">https://www.mouser.com/ProductDetail/AVX/TPSB226K016R0600?qs=%2fha2pyFaduhzkeLGMiqwBULW4vz9ben0WOo8WyjfYperxlysWEu%252bv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office:value-type="float" office:value="9302948" calcext:value-type="float">
            <text:p>9302948</text:p>
          </table:table-cell>
          <table:table-cell table:style-name="ce35"/>
          <table:table-cell table:style-name="ce40" office:value-type="currency" office:currency="EUR" office:value="0.65" calcext:value-type="currency">
            <text:p>0.65 €</text:p>
          </table:table-cell>
          <table:table-cell table:style-name="ce40" table:formula="of:=[.O28]*[.C28]" office:value-type="currency" office:currency="EUR" office:value="1.3" calcext:value-type="currency">
            <text:p>1.30 €</text:p>
          </table:table-cell>
          <table:table-cell/>
          <table:table-cell table:style-name="ce44" table:formula="of:=[.C28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48" table:formula="of:=[.W28]-[.$X$2]*[.C28]" office:value-type="float" office:value="-22" calcext:value-type="float">
            <text:p>-22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6, C35(opt)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00nF neu?</text:p>
            <text:p>10nF, 400V</text:p>
          </table:table-cell>
          <table:table-cell table:style-name="ce4" office:value-type="string" calcext:value-type="string">
            <text:p>100nF 630V, 1913</text:p>
          </table:table-cell>
          <table:table-cell table:style-name="ce4"/>
          <table:table-cell table:style-name="ce12" office:value-type="string" calcext:value-type="string">
            <text:p>80-C1808V104KBR</text:p>
            <text:p> /720-1063-1-ND / 667-ECW-U4103V17</text:p>
          </table:table-cell>
          <table:table-cell table:style-name="ce12"/>
          <table:table-cell table:style-name="ce23"/>
          <table:table-cell table:style-name="ce23" office:value-type="string" calcext:value-type="string">
            <text:p>TDK</text:p>
          </table:table-cell>
          <table:table-cell table:style-name="ce28" office:value-type="string" calcext:value-type="string">
            <text:p><text:span text:style-name="T3"><text:a xlink:href="https://www.mouser.com/ProductDetail/TDK/C3216X7T2V104M160AA?qs=sGAEpiMZZMs7ZEmUmaUL092udStRkgB%2Fu%252b5fzEf6hlIeG13LI%2Fxb6Q%3D%3D" xlink:type="simple">https://www.mouser.com/ProductDetail/TDK/C3216X7T2V104M160AA?qs=sGAEpiMZZMs7ZEmUmaUL092udStRkgB%2fu%252b5fzEf6hlIeG13LI%2fxb6Q%3d%3d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 office:value-type="currency" office:currency="EUR" office:value="1.5" calcext:value-type="currency">
            <text:p>1.50 €</text:p>
          </table:table-cell>
          <table:table-cell table:style-name="ce40" table:formula="of:=[.O29]*[.C29]" office:value-type="currency" office:currency="EUR" office:value="3" calcext:value-type="currency">
            <text:p>3.00 €</text:p>
          </table:table-cell>
          <table:table-cell/>
          <table:table-cell table:style-name="ce44" table:formula="of:=[.C29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table:formula="of:=[.W29]-[.$X$2]*[.C29]" office:value-type="float" office:value="-26" calcext:value-type="float">
            <text:p>-26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810-C2012X7R1C105M-3</text:p>
            <text:p>603-CC805KKX7R7BB105</text:p>
          </table:table-cell>
          <table:table-cell table:style-name="ce4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3"><text:a xlink:href="https://www.mouser.com/ProductDetail/Yageo/CC0805KKX7R7BB105?qs=%2Fha2pyFaduhNpscxq1sti7eNQddDYzA8cHa4aGMOnC371yeY8xlbeLR9zJvH6BDH" xlink:type="simple">https://www.mouser.com/ProductDetail/Yageo/CC0805KKX7R7BB105?qs=%2fha2pyFaduhNpscxq1sti7eNQddDYzA8cHa4aGMOnC371yeY8xlbeLR9zJvH6BDH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X7R-G0805 1,0/25, reichelt</text:p>
          </table:table-cell>
          <table:table-cell table:style-name="ce40" office:value-type="currency" office:currency="EUR" office:value="0.05" calcext:value-type="currency">
            <text:p>0.05 €</text:p>
          </table:table-cell>
          <table:table-cell table:style-name="ce40" table:formula="of:=[.O30]*[.C30]" office:value-type="currency" office:currency="EUR" office:value="0.4" calcext:value-type="currency">
            <text:p>0.40 €</text:p>
          </table:table-cell>
          <table:table-cell/>
          <table:table-cell table:style-name="ce44" table:formula="of:=[.C30]*[.R$2]" office:value-type="float" office:value="640" calcext:value-type="float">
            <text:p>64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48" table:formula="of:=[.W30]-[.$X$2]*[.C30]" office:value-type="float" office:value="-99" calcext:value-type="float">
            <text:p>-9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4" table:number-columns-repeated="2"/>
          <table:table-cell table:style-name="ce23" office:value-type="string" calcext:value-type="string">
            <text:p>Yageo</text:p>
          </table:table-cell>
          <table:table-cell table:style-name="ce28" office:value-type="string" calcext:value-type="string">
            <text:p><text:span text:style-name="T3"><text:a xlink:href="https://www.mouser.com/ProductDetail/Yageo/CC0805KKX7R7BB225?qs=%2Fha2pyFaduhNpscxq1sti7eNQddDYzA8DXtRHluasr09RU0%2FspXyf8qVZXkKCbzs" xlink:type="simple">https://www.mouser.com/ProductDetail/Yageo/CC0805KKX7R7BB225?qs=%2fha2pyFaduhNpscxq1sti7eNQddDYzA8DXtRHluasr09RU0%2fspXyf8qVZXkKCbzs</text:a></text:span></text:p>
          </table:table-cell>
          <table:table-cell table:style-name="ce28" office:value-type="string" calcext:value-type="string">
            <text:p><text:s/></text:p>
          </table:table-cell>
          <table:table-cell table:style-name="ce35"/>
          <table:table-cell table:style-name="ce37" office:value-type="string" calcext:value-type="string">
            <text:p>X7R-G0805 2,2/25, reichelt</text:p>
          </table:table-cell>
          <table:table-cell table:style-name="ce40" office:value-type="currency" office:currency="EUR" office:value="0.1" calcext:value-type="currency">
            <text:p>0.10 €</text:p>
          </table:table-cell>
          <table:table-cell table:style-name="ce40" table:formula="of:=[.O31]*[.C31]" office:value-type="currency" office:currency="EUR" office:value="0.2" calcext:value-type="currency">
            <text:p>0.20 €</text:p>
          </table:table-cell>
          <table:table-cell/>
          <table:table-cell table:style-name="ce44" table:formula="of:=[.C31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style-name="ce48" table:formula="of:=[.W31]-[.$X$2]*[.C31]" office:value-type="float" office:value="-20" calcext:value-type="float">
            <text:p>-2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table:number-columns-repeated="4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NPO-G0805 1,0P</text:p>
          </table:table-cell>
          <table:table-cell table:style-name="ce35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32]*[.C32]" office:value-type="currency" office:currency="EUR" office:value="0.08" calcext:value-type="currency">
            <text:p>0.08 €</text:p>
          </table:table-cell>
          <table:table-cell/>
          <table:table-cell table:style-name="ce44" table:formula="of:=[.C3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W32]-[.$X$2]*[.C32]" office:value-type="float" office:value="-15" calcext:value-type="float">
            <text:p>-15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33uF, 35V</text:p>
            <text:p>22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4" table:number-columns-repeated="3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office:value-type="string" calcext:value-type="string">
            <text:p>use same as C5?</text:p>
          </table:table-cell>
          <table:table-cell table:style-name="ce35"/>
          <table:table-cell table:style-name="ce40" office:value-type="currency" office:currency="EUR" office:value="0.2" calcext:value-type="currency">
            <text:p>0.20 €</text:p>
          </table:table-cell>
          <table:table-cell table:style-name="ce40" table:formula="of:=[.O33]*[.C33]" office:value-type="currency" office:currency="EUR" office:value="0.2" calcext:value-type="currency">
            <text:p>0.20 €</text:p>
          </table:table-cell>
          <table:table-cell/>
          <table:table-cell table:style-name="ce44" table:formula="of:=[.C3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 table:formula="of:=[.W33]-[.$X$2]*[.C33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3,C25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4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34]-[.$X$2]*[.C34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8,C29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5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35]-[.$X$2]*[.C35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1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100nF (new)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 office:value-type="string" calcext:value-type="string">
            <text:p><text:s/></text:p>
          </table:table-cell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6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36]-[.$X$2]*[.C3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7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470pF (new)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5"/>
          <table:table-cell table:style-name="ce29"/>
          <table:table-cell table:style-name="ce28"/>
          <table:table-cell table:style-name="ce35" table:number-columns-repeated="2"/>
          <table:table-cell table:style-name="ce40"/>
          <table:table-cell table:number-columns-repeated="2"/>
          <table:table-cell table:style-name="ce44" table:formula="of:=[.C37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SRN1060-101MTR-ND</text:p>
          </table:table-cell>
          <table:table-cell table:style-name="ce35"/>
          <table:table-cell table:style-name="ce40" office:value-type="currency" office:currency="EUR" office:value="0.475" calcext:value-type="currency">
            <text:p>0.48 €</text:p>
          </table:table-cell>
          <table:table-cell table:style-name="ce40" table:formula="of:=[.O39]*[.C39]" office:value-type="currency" office:currency="EUR" office:value="0.475" calcext:value-type="currency">
            <text:p>0.48 €</text:p>
          </table:table-cell>
          <table:table-cell/>
          <table:table-cell table:style-name="ce44" table:formula="of:=[.C39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48" table:formula="of:=[.W39]-[.$X$2]*[.C39]"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1]*[.C41]" office:value-type="currency" office:currency="EUR" office:value="0.08" calcext:value-type="currency">
            <text:p>0.08 €</text:p>
          </table:table-cell>
          <table:table-cell/>
          <table:table-cell table:style-name="ce44" table:formula="of:=[.C41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1]-[.$X$2]*[.C41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7" office:value-type="string" calcext:value-type="string">
            <text:p>9236058, farnell</text:p>
          </table:table-cell>
          <table:table-cell table:style-name="ce40" office:value-type="currency" office:currency="EUR" office:value="0.44" calcext:value-type="currency">
            <text:p>0.44 €</text:p>
          </table:table-cell>
          <table:table-cell table:style-name="ce40" table:formula="of:=[.O42]*[.C42]" office:value-type="currency" office:currency="EUR" office:value="0.44" calcext:value-type="currency">
            <text:p>0.44 €</text:p>
          </table:table-cell>
          <table:table-cell/>
          <table:table-cell table:style-name="ce44" table:formula="of:=[.C4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48" table:formula="of:=[.W42]-[.$X$2]*[.C42]" office:value-type="float" office:value="-13" calcext:value-type="float">
            <text:p>-1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,R9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3]*[.C43]" office:value-type="currency" office:currency="EUR" office:value="0.16" calcext:value-type="currency">
            <text:p>0.16 €</text:p>
          </table:table-cell>
          <table:table-cell/>
          <table:table-cell table:style-name="ce44" table:formula="of:=[.C43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3]-[.$X$2]*[.C43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 (new)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4]*[.C44]" office:value-type="currency" office:currency="EUR" office:value="0.08" calcext:value-type="currency">
            <text:p>0.08 €</text:p>
          </table:table-cell>
          <table:table-cell/>
          <table:table-cell table:style-name="ce44" table:formula="of:=[.C44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4]-[.$X$2]*[.C44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4,R6,R8,R13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5]*[.C45]" office:value-type="currency" office:currency="EUR" office:value="0.32" calcext:value-type="currency">
            <text:p>0.32 €</text:p>
          </table:table-cell>
          <table:table-cell/>
          <table:table-cell table:style-name="ce44" table:formula="of:=[.C45]*[.R$2]" office:value-type="float" office:value="320" calcext:value-type="float">
            <text:p>3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5]-[.$X$2]*[.C45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5,R10,R18,R19,R20,R21,R22,R30,R44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6]*[.C46]" office:value-type="currency" office:currency="EUR" office:value="0.72" calcext:value-type="currency">
            <text:p>0.72 €</text:p>
          </table:table-cell>
          <table:table-cell/>
          <table:table-cell table:style-name="ce44" table:formula="of:=[.C46]*[.R$2]" office:value-type="float" office:value="720" calcext:value-type="float">
            <text:p>7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6]-[.$X$2]*[.C46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47]*[.C47]" office:value-type="currency" office:currency="EUR" office:value="0.08" calcext:value-type="currency">
            <text:p>0.08 €</text:p>
          </table:table-cell>
          <table:table-cell/>
          <table:table-cell table:style-name="ce44" table:formula="of:=[.C47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47]-[.$X$2]*[.C47]" office:value-type="float" office:value="-15" calcext:value-type="float">
            <text:p>-15</text:p>
          </table:table-cell>
          <table:table-cell table:number-columns-repeated="9"/>
        </table:table-row>
        <table:table-row table:style-name="ro3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SENSE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0R10</text:p>
          </table:table-cell>
          <table:table-cell table:style-name="ce11" office:value-type="string" calcext:value-type="string">
            <text:p>R_2010</text:p>
          </table:table-cell>
          <table:table-cell table:style-name="ce11"/>
          <table:table-cell table:style-name="ce11" office:value-type="string" calcext:value-type="string">
            <text:p/>
            <text:p>652-CRL2010JWR100ELF</text:p>
          </table:table-cell>
          <table:table-cell table:style-name="ce11" table:number-columns-repeated="3"/>
          <table:table-cell table:style-name="ce31" table:number-columns-repeated="2"/>
          <table:table-cell table:style-name="ce36"/>
          <table:table-cell table:style-name="ce38" office:value-type="string" calcext:value-type="string">
            <text:p>1100050, farnell</text:p>
          </table:table-cell>
          <table:table-cell table:style-name="ce40" office:value-type="currency" office:currency="EUR" office:value="0.77" calcext:value-type="currency">
            <text:p>0.77 €</text:p>
          </table:table-cell>
          <table:table-cell table:style-name="ce40" table:formula="of:=[.O48]*[.C48]" office:value-type="currency" office:currency="EUR" office:value="0.77" calcext:value-type="currency">
            <text:p>0.77 €</text:p>
          </table:table-cell>
          <table:table-cell/>
          <table:table-cell table:style-name="ce44" table:formula="of:=[.C48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48" table:formula="of:=[.W48]-[.$X$2]*[.C48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39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5.6k (6.8k?) (new) (not needed with push pull)</text:p>
          </table:table-cell>
          <table:table-cell table:style-name="ce11" table:number-columns-repeated="6"/>
          <table:table-cell table:style-name="ce31" table:number-columns-repeated="2"/>
          <table:table-cell table:style-name="ce36"/>
          <table:table-cell table:style-name="ce38"/>
          <table:table-cell table:style-name="ce40" table:number-columns-repeated="2"/>
          <table:table-cell/>
          <table:table-cell table:style-name="ce45" table:formula="of:=[.C49]*[.R$2]" office:value-type="float" office:value="0" calcext:value-type="float">
            <text:p>0</text:p>
          </table:table-cell>
          <table:table-cell table:number-columns-repeated="5"/>
          <table:table-cell table:style-name="ce48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2,R33,R35,R38,R42,R4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.2k (not needed with push pull)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0]*[.C50]" office:value-type="currency" office:currency="EUR" office:value="0.08" calcext:value-type="currency">
            <text:p>0.08 €</text:p>
          </table:table-cell>
          <table:table-cell/>
          <table:table-cell table:style-name="ce44" table:formula="of:=[.C50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50]-[.$X$2]*[.C50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2,R34,R36,R40,R41,R45,R48,R49,R51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1]*[.C51]" office:value-type="currency" office:currency="EUR" office:value="0.72" calcext:value-type="currency">
            <text:p>0.72 €</text:p>
          </table:table-cell>
          <table:table-cell/>
          <table:table-cell table:style-name="ce44" table:formula="of:=[.C51]*[.R$2]" office:value-type="float" office:value="720" calcext:value-type="float">
            <text:p>72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[.W51]-[.$X$2]*[.C51]" office:value-type="float" office:value="-135" calcext:value-type="float">
            <text:p>-13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7 (new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0R (or 100R)</text:p>
          </table:table-cell>
          <table:table-cell table:style-name="ce4" table:number-columns-repeated="6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4" table:formula="of:=[.C52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7,R15,R16,R17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0.08" calcext:value-type="currency">
            <text:p>0.08 €</text:p>
          </table:table-cell>
          <table:table-cell table:style-name="ce40" table:formula="of:=[.O53]*[.C53]" office:value-type="currency" office:currency="EUR" office:value="0.32" calcext:value-type="currency">
            <text:p>0.32 €</text:p>
          </table:table-cell>
          <table:table-cell/>
          <table:table-cell table:style-name="ce45" table:formula="of:=[.C53]*[.R$2]" office:value-type="float" office:value="320" calcext:value-type="float">
            <text:p>320</text:p>
          </table:table-cell>
          <table:table-cell table:number-columns-repeated="5"/>
          <table:table-cell table:formula="of:=[.W53]-[.$X$2]*[.C53]" office:value-type="float" office:value="-60" calcext:value-type="float">
            <text:p>-6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9 (opt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5" table:formula="of:=[.C54]*[.R$2]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46, R47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5k (5.6k / 6,8k?)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4" table:formula="of:=[.C55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4,R23,R24,R25,R26,R27,R28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0R (new)</text:p>
          </table:table-cell>
          <table:table-cell table:style-name="ce4" office:value-type="string" calcext:value-type="string">
            <text:p>R_0805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4" table:formula="of:=[.C56]*[.R$2]" office:value-type="float" office:value="560" calcext:value-type="float">
            <text:p>560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13"/>
          <table:table-cell table:style-name="ce40"/>
          <table:table-cell table:number-columns-repeated="1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</text:p>
          </table:table-cell>
          <table:table-cell table:style-name="ce4" office:value-type="string" calcext:value-type="string">
            <text:p>JS5208 Series Datasheet</text:p>
          </table:table-cell>
          <table:table-cell table:style-name="ce12" office:value-type="string" calcext:value-type="string">
            <text:p>ALPS SKQUSeries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EG4561-ND ? </text:p>
          </table:table-cell>
          <table:table-cell table:style-name="ce37" office:value-type="string" calcext:value-type="string">
            <text:p>1435776 farnell</text:p>
          </table:table-cell>
          <table:table-cell table:style-name="ce40" office:value-type="currency" office:currency="EUR" office:value="3.55" calcext:value-type="currency">
            <text:p>3.55 €</text:p>
          </table:table-cell>
          <table:table-cell table:style-name="ce40" table:formula="of:=[.O58]*[.C58]" office:value-type="currency" office:currency="EUR" office:value="3.55" calcext:value-type="currency">
            <text:p>3.55 €</text:p>
          </table:table-cell>
          <table:table-cell/>
          <table:table-cell table:style-name="ce44" office:value-type="float" office:value="30" calcext:value-type="float">
            <text:p>30</text:p>
          </table:table-cell>
          <table:table-cell office:value-type="string" calcext:value-type="string">
            <text:p>30 stoc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49" table:formula="of:=[.W58]-[.$X$2]*[.C58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2 (option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 (new)</text:p>
          </table:table-cell>
          <table:table-cell table:style-name="ce4" table:number-columns-repeated="2"/>
          <table:table-cell table:style-name="ce10" office:value-type="string" calcext:value-type="string">
            <text:p>SKRHABE010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7"/>
          <table:table-cell table:style-name="ce40" table:number-columns-repeated="2"/>
          <table:table-cell/>
          <table:table-cell table:style-name="ce44" office:value-type="float" office:value="50" calcext:value-type="float">
            <text:p>5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49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1,SW2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4" table:number-columns-repeated="3"/>
          <table:table-cell table:style-name="ce29" table:number-columns-repeated="2"/>
          <table:table-cell table:style-name="ce35" office:value-type="string" calcext:value-type="string">
            <text:p>black instead of brown?</text:p>
          </table:table-cell>
          <table:table-cell table:style-name="ce35" office:value-type="string" calcext:value-type="string">
            <text:p>TASTER 9314, reichelt</text:p>
          </table:table-cell>
          <table:table-cell table:style-name="ce40" office:value-type="currency" office:currency="EUR" office:value="0.32" calcext:value-type="currency">
            <text:p>0.32 €</text:p>
          </table:table-cell>
          <table:table-cell table:style-name="ce40" table:formula="of:=[.O60]*[.C60]" office:value-type="currency" office:currency="EUR" office:value="0.64" calcext:value-type="currency">
            <text:p>0.64 €</text:p>
          </table:table-cell>
          <table:table-cell/>
          <table:table-cell table:style-name="ce44" table:formula="of:=[.C60]*[.R$2]" office:value-type="float" office:value="160" calcext:value-type="float">
            <text:p>16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8" table:formula="of:=[.W60]-[.$X$2]*[.C60]" office:value-type="float" office:value="-25" calcext:value-type="float">
            <text:p>-2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 Right Angle</text:p>
          </table:table-cell>
          <table:table-cell table:style-name="ce4" office:value-type="string" calcext:value-type="string">
            <text:p>mouser</text:p>
          </table:table-cell>
          <table:table-cell table:style-name="ce12" office:value-type="string" calcext:value-type="string">
            <text:p>611-KMS231GLFS </text:p>
          </table:table-cell>
          <table:table-cell table:style-name="ce12" table:number-columns-repeated="3"/>
          <table:table-cell table:style-name="ce30" table:number-columns-repeated="2"/>
          <table:table-cell table:style-name="ce35" table:number-columns-repeated="2"/>
          <table:table-cell table:style-name="ce40" office:value-type="currency" office:currency="EUR" office:value="0.54" calcext:value-type="currency">
            <text:p>0.54 €</text:p>
          </table:table-cell>
          <table:table-cell table:style-name="ce40" table:formula="of:=[.O61]*[.C61]" office:value-type="currency" office:currency="EUR" office:value="0.54" calcext:value-type="currency">
            <text:p>0.54 €</text:p>
          </table:table-cell>
          <table:table-cell/>
          <table:table-cell table:style-name="ce44" table:formula="of:=[.C61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8" table:formula="of:=[.W61]-[.$X$2]*[.C61]" office:value-type="float" office:value="-15" calcext:value-type="float">
            <text:p>-15</text:p>
          </table:table-cell>
          <table:table-cell table:number-columns-repeated="9"/>
        </table:table-row>
        <table:table-row table:style-name="ro5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ADTSM62RVTR</text:p>
            <text:p>642-25136NLDH</text:p>
          </table:table-cell>
          <table:table-cell table:style-name="ce4" table:number-columns-repeated="3"/>
          <table:table-cell table:style-name="ce29" table:number-columns-repeated="2"/>
          <table:table-cell table:style-name="ce35"/>
          <table:table-cell table:style-name="ce35" office:value-type="string" calcext:value-type="string">
            <text:p>SS 25136 NH, reichelt</text:p>
          </table:table-cell>
          <table:table-cell table:style-name="ce40" office:value-type="currency" office:currency="EUR" office:value="1.94" calcext:value-type="currency">
            <text:p>1.94 €</text:p>
          </table:table-cell>
          <table:table-cell table:style-name="ce40" table:formula="of:=[.O62]*[.C62]" office:value-type="currency" office:currency="EUR" office:value="1.94" calcext:value-type="currency">
            <text:p>1.94 €</text:p>
          </table:table-cell>
          <table:table-cell/>
          <table:table-cell table:style-name="ce46" table:formula="of:=[.C62]*[.R$2]"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50" table:formula="of:=[.W62]-[.$X$2]*[.C62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-C</text:p>
          </table:table-cell>
          <table:table-cell table:style-name="ce10" office:value-type="string" calcext:value-type="string">
            <text:p>USB-C SMD Connector</text:p>
          </table:table-cell>
          <table:table-cell table:style-name="ce4"/>
          <table:table-cell table:style-name="ce10" office:value-type="string" calcext:value-type="string">
            <text:p>523-12401610E4#2A </text:p>
          </table:table-cell>
          <table:table-cell table:style-name="ce10" table:number-columns-repeated="3"/>
          <table:table-cell table:style-name="ce32" table:number-columns-repeated="2"/>
          <table:table-cell table:style-name="ce35" table:number-columns-repeated="2"/>
          <table:table-cell table:style-name="ce40" office:value-type="currency" office:currency="EUR" office:value="1.7" calcext:value-type="currency">
            <text:p>1.70 €</text:p>
          </table:table-cell>
          <table:table-cell table:style-name="ce40" table:formula="of:=[.O63]*[.C63]" office:value-type="currency" office:currency="EUR" office:value="1.7" calcext:value-type="currency">
            <text:p>1.70 €</text:p>
          </table:table-cell>
          <table:table-cell/>
          <table:table-cell table:style-name="ce44" table:formula="of:=[.C63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8" table:formula="of:=[.W63]-[.$X$2]*[.C63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3"/>
          <table:table-cell table:style-name="ce29" table:number-columns-repeated="2"/>
          <table:table-cell table:style-name="ce4" table:number-columns-repeated="2"/>
          <table:table-cell table:style-name="ce40" office:value-type="currency" office:currency="EUR" office:value="0.56" calcext:value-type="currency">
            <text:p>0.56 €</text:p>
          </table:table-cell>
          <table:table-cell table:style-name="ce40" table:formula="of:=[.O64]*[.C64]" office:value-type="currency" office:currency="EUR" office:value="0.56" calcext:value-type="currency">
            <text:p>0.56 €</text:p>
          </table:table-cell>
          <table:table-cell/>
          <table:table-cell table:style-name="ce44" table:formula="of:=[.C64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8" table:formula="of:=[.W64]-[.$X$2]*[.C64]" office:value-type="float" office:value="-11" calcext:value-type="float">
            <text:p>-11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 – correct</text:p>
            <text:p>649-SFV30R-2STE9HLF (top)</text:p>
          </table:table-cell>
          <table:table-cell table:style-name="ce4" table:number-columns-repeated="3"/>
          <table:table-cell table:style-name="ce29" table:number-columns-repeated="2"/>
          <table:table-cell table:style-name="ce4"/>
          <table:table-cell table:style-name="ce37"/>
          <table:table-cell table:style-name="ce40" office:value-type="currency" office:currency="EUR" office:value="0.715" calcext:value-type="currency">
            <text:p>0.72 €</text:p>
          </table:table-cell>
          <table:table-cell table:style-name="ce40" table:formula="of:=[.O65]*[.C65]" office:value-type="currency" office:currency="EUR" office:value="0.715" calcext:value-type="currency">
            <text:p>0.72 €</text:p>
          </table:table-cell>
          <table:table-cell/>
          <table:table-cell table:style-name="ce44" table:formula="of:=[.C65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48" table:formula="of:=[.W65]-[.$X$2]*[.C65]" office:value-type="float" office:value="-10" calcext:value-type="float">
            <text:p>-10</text:p>
          </table:table-cell>
          <table:table-cell/>
          <table:table-cell table:style-name="ce13" office:value-type="string" calcext:value-type="string">
            <text:p><text:span text:style-name="T4">649-SFV30R-1STE9HLF</text:span></text:p>
            <text:p><text:span text:style-name="T4">649-SFV30R-2STE9HLF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4" table:number-columns-repeated="3"/>
          <table:table-cell table:style-name="ce29" table:number-columns-repeated="2"/>
          <table:table-cell table:style-name="ce37" table:number-columns-repeated="2"/>
          <table:table-cell table:style-name="ce40" office:value-type="currency" office:currency="EUR" office:value="0.221" calcext:value-type="currency">
            <text:p>0.22 €</text:p>
          </table:table-cell>
          <table:table-cell table:style-name="ce40" table:formula="of:=[.O66]*[.C66]" office:value-type="currency" office:currency="EUR" office:value="0.221" calcext:value-type="currency">
            <text:p>0.22 €</text:p>
          </table:table-cell>
          <table:table-cell/>
          <table:table-cell table:style-name="ce44" table:formula="of:=[.C66]*[.R$2]" office:value-type="float" office:value="80" calcext:value-type="float">
            <text:p>80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48" table:formula="of:=[.W66]-[.$X$2]*[.C66]" office:value-type="float" office:value="-9" calcext:value-type="float">
            <text:p>-9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Spacers</text:p>
          </table:table-cell>
          <table:table-cell table:style-name="ce4" table:number-columns-repeated="6"/>
          <table:table-cell table:style-name="ce29" table:number-columns-repeated="2"/>
          <table:table-cell table:style-name="ce35"/>
          <table:table-cell table:style-name="ce37" office:value-type="string" calcext:value-type="string">
            <text:p>DI 18MM, reichelt</text:p>
          </table:table-cell>
          <table:table-cell table:style-name="ce40" office:value-type="currency" office:currency="EUR" office:value="0.14" calcext:value-type="currency">
            <text:p>0.14 €</text:p>
          </table:table-cell>
          <table:table-cell table:style-name="ce40" table:formula="of:=[.O67]*[.C67]" office:value-type="currency" office:currency="EUR" office:value="0.56" calcext:value-type="currency">
            <text:p>0.56 €</text:p>
          </table:table-cell>
          <table:table-cell/>
          <table:table-cell table:style-name="ce46" table:formula="of:=[.C67]*[.R$2]" office:value-type="float" office:value="320" calcext:value-type="float">
            <text:p>32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50" table:formula="of:=[.W67]-[.$X$2]*[.C67]" office:value-type="float" office:value="-36" calcext:value-type="float">
            <text:p>-36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Screws</text:p>
          </table:table-cell>
          <table:table-cell table:style-name="ce4" office:value-type="string" calcext:value-type="string">
            <text:p>M3x 8mm</text:p>
          </table:table-cell>
          <table:table-cell table:style-name="ce4" table:number-columns-repeated="5"/>
          <table:table-cell table:style-name="ce29" table:number-columns-repeated="2"/>
          <table:table-cell table:style-name="ce35"/>
          <table:table-cell table:style-name="ce37"/>
          <table:table-cell table:style-name="ce40" table:number-columns-repeated="2"/>
          <table:table-cell/>
          <table:table-cell table:formula="of:=[.C68]*[.R$2]" office:value-type="float" office:value="320" calcext:value-type="float">
            <text:p>320</text:p>
          </table:table-cell>
          <table:table-cell table:number-columns-repeated="5"/>
          <table:table-cell table:style-name="ce50"/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1.25" calcext:value-type="currency">
            <text:p>1.25 €</text:p>
          </table:table-cell>
          <table:table-cell table:style-name="ce40" table:formula="of:=[.O69]*[.C69]" office:value-type="currency" office:currency="EUR" office:value="1.25" calcext:value-type="currency">
            <text:p>1.25 €</text:p>
          </table:table-cell>
          <table:table-cell/>
          <table:table-cell table:style-name="ce47" table:formula="of:=[.C69]*[.R$2]" office:value-type="float" office:value="80" calcext:value-type="float">
            <text:p>8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9" table:formula="of:=[.W69]-[.$X$2]*[.C69]" office:value-type="float" office:value="-5" calcext:value-type="float">
            <text:p>-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5" calcext:value-type="currency">
            <text:p>5.00 €</text:p>
          </table:table-cell>
          <table:table-cell table:style-name="ce40" table:formula="of:=[.O71]*[.C71]" office:value-type="currency" office:currency="EUR" office:value="5" calcext:value-type="currency">
            <text:p>5.00 €</text:p>
          </table:table-cell>
          <table:table-cell/>
          <table:table-cell table:style-name="ce47" table:formula="of:=[.C71]*[.R$2]" office:value-type="float" office:value="80" calcext:value-type="float">
            <text:p>8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style-name="ce50" table:formula="of:=[.W71]-[.$X$2]*[.C71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table:formula="of:=414/75" office:value-type="currency" office:currency="EUR" office:value="5.52" calcext:value-type="currency">
            <text:p>5.52 €</text:p>
          </table:table-cell>
          <table:table-cell table:style-name="ce40" table:formula="of:=[.O72]*[.C72]" office:value-type="currency" office:currency="EUR" office:value="5.52" calcext:value-type="currency">
            <text:p>5.52 €</text:p>
          </table:table-cell>
          <table:table-cell/>
          <table:table-cell table:formula="of:=[.C72]*[.R$2]" office:value-type="float" office:value="80" calcext:value-type="float">
            <text:p>8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9" table:formula="of:=[.W72]-[.$X$2]*[.C72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5mm Acrylic</text:p>
          </table:table-cell>
          <table:table-cell table:style-name="ce4" table:number-columns-repeated="5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2" calcext:value-type="currency">
            <text:p>2.00 €</text:p>
          </table:table-cell>
          <table:table-cell table:style-name="ce40" table:formula="of:=[.O73]*[.C73]" office:value-type="currency" office:currency="EUR" office:value="2" calcext:value-type="currency">
            <text:p>2.00 €</text:p>
          </table:table-cell>
          <table:table-cell/>
          <table:table-cell table:style-name="ce47" table:formula="of:=[.C73]*[.R$2]" office:value-type="float" office:value="80" calcext:value-type="float">
            <text:p>8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49" table:formula="of:=[.W73]-[.$X$2]*[.C73]" office:value-type="float" office:value="-14" calcext:value-type="float">
            <text:p>-1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oystick Caps</text:p>
          </table:table-cell>
          <table:table-cell table:style-name="ce1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Tact Tactile Push Button Switch Cap Silicone Clear/Black for 6x6mm Round Switch</text:p>
          </table:table-cell>
          <table:table-cell table:style-name="ce4" office:value-type="string" calcext:value-type="string">
            <text:p>ebay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table:number-columns-repeated="2"/>
          <table:table-cell/>
          <table:table-cell table:style-name="ce47" table:formula="of:=[.C74]*[.R$2]" office:value-type="float" office:value="80" calcext:value-type="float">
            <text:p>8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50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 table:number-columns-repeated="4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2" calcext:value-type="currency">
            <text:p>2.00 €</text:p>
          </table:table-cell>
          <table:table-cell table:style-name="ce40" table:formula="of:=[.O76]*[.C76]" office:value-type="currency" office:currency="EUR" office:value="2" calcext:value-type="currency">
            <text:p>2.00 €</text:p>
          </table:table-cell>
          <table:table-cell/>
          <table:table-cell table:style-name="ce47" table:formula="of:=[.C76]*[.R$2]" office:value-type="float" office:value="80" calcext:value-type="float">
            <text:p>80</text:p>
          </table:table-cell>
          <table:table-cell table:number-columns-repeated="5"/>
          <table:table-cell table:style-name="ce49" table:formula="of:=[.W76]-[.$X$2]*[.C76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7"/>
          <table:table-cell table:style-name="ce29" table:number-columns-repeated="2"/>
          <table:table-cell table:style-name="ce35" table:number-columns-repeated="2"/>
          <table:table-cell table:style-name="ce40" office:value-type="currency" office:currency="EUR" office:value="5" calcext:value-type="currency">
            <text:p>5.00 €</text:p>
          </table:table-cell>
          <table:table-cell table:style-name="ce40" table:formula="of:=[.O77]*[.C77]" office:value-type="currency" office:currency="EUR" office:value="5" calcext:value-type="currency">
            <text:p>5.00 €</text:p>
          </table:table-cell>
          <table:table-cell/>
          <table:table-cell table:style-name="ce47" table:formula="of:=[.C77]*[.R$2]" office:value-type="float" office:value="80" calcext:value-type="float">
            <text:p>80</text:p>
          </table:table-cell>
          <table:table-cell table:number-columns-repeated="5"/>
          <table:table-cell table:style-name="ce49" table:formula="of:=[.W77]-[.$X$2]*[.C77]" office:value-type="float" office:value="-15" calcext:value-type="float">
            <text:p>-15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Registered Shipp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7"/>
          <table:table-cell table:style-name="ce29" table:number-columns-repeated="2"/>
          <table:table-cell table:style-name="ce4" table:number-columns-repeated="2"/>
          <table:table-cell table:number-columns-repeated="3"/>
          <table:table-cell table:style-name="ce47" table:formula="of:=[.C78]*[.R$2]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E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iducial_1mm_Dia_2.54mm_Outer_CopperTop</text:p>
          </table:table-cell>
          <table:table-cell table:number-columns-repeated="8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office:value-type="string" calcext:value-type="string">
            <text:p>Bei 10 </text:p>
          </table:table-cell>
          <table:table-cell table:style-name="ce40" table:formula="of:=SUM([.P7:.P77])" office:value-type="currency" office:currency="EUR" office:value="92.969" calcext:value-type="currency">
            <text:p>92.97 €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table:number-columns-repeated="3"/>
          <table:table-cell office:value-type="string" calcext:value-type="string">
            <text:p>Electronic 63 chf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h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/>
          <table:table-cell table:formula="of:=10.8/14.8" office:value-type="float" office:value="0.72972972972973" calcext:value-type="float">
            <text:p>0.7297297297</text:p>
          </table:table-cell>
          <table:table-cell/>
          <table:table-cell office:value-type="string" calcext:value-type="string">
            <text:p>disp etc</text:p>
          </table:table-cell>
          <table:table-cell office:value-type="float" office:value="8.75" calcext:value-type="float">
            <text:p>8.75</text:p>
          </table:table-cell>
          <table:table-cell/>
          <table:table-cell office:value-type="string" calcext:value-type="string">
            <text:p>ch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8"/>
          <table:table-cell table:style-name="Default" table:number-columns-repeated="2"/>
          <table:table-cell office:value-type="string" calcext:value-type="string">
            <text:p>Bei 100 ca</text:p>
          </table:table-cell>
          <table:table-cell table:style-name="ce40" table:formula="of:=[.P81]*[.P84]" office:value-type="currency" office:currency="EUR" office:value="67.8422432432433" calcext:value-type="currency">
            <text:p>67.84 €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Square-SMD-Pad_Small"</text:p>
          </table:table-cell>
          <table:table-cell office:value-type="string" calcext:value-type="string">
            <text:p>"CONN_PSEUDO_AC"</text:p>
          </table:table-cell>
          <table:table-cell table:number-columns-repeated="7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Croki"</text:p>
          </table:table-cell>
          <table:table-cell office:value-type="string" calcext:value-type="string">
            <text:p>"ScrewPad4"</text:p>
          </table:table-cell>
          <table:table-cell table:number-columns-repeated="7"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1,P3,P7,P8,P9,P10,P11,P1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easurement_Point_Square-SMD-Pad_Small"</text:p>
          </table:table-cell>
          <table:table-cell table:number-columns-repeated="8"/>
          <table:table-cell table:style-name="Default" table:number-columns-repeated="2"/>
          <table:table-cell office:value-type="float" office:value="75" calcext:value-type="float">
            <text:p>75</text:p>
          </table:table-cell>
          <table:table-cell table:style-name="ce40" table:formula="of:=75*75" office:value-type="currency" office:currency="EUR" office:value="5625" calcext:value-type="currency">
            <text:p>5,625.00 €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 table:number-columns-repeated="2"/>
          <table:table-cell table:number-columns-repeated="1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31"/>
        </table:table-row>
        <table:table-row table:style-name="ro1">
          <table:table-cell table:number-columns-repeated="14"/>
          <table:table-cell table:style-name="ce40"/>
          <table:table-cell table:number-columns-repeated="18"/>
        </table:table-row>
        <table:table-row table:style-name="ro1">
          <table:table-cell/>
          <table:table-cell office:value-type="string" calcext:value-type="string">
            <text:p>Orders</text:p>
          </table:table-cell>
          <table:table-cell table:number-columns-repeated="12"/>
          <table:table-cell table:style-name="ce40" office:value-type="currency" office:currency="EUR" office:value="690" calcext:value-type="currency">
            <text:p>690.00 €</text:p>
          </table:table-cell>
          <table:table-cell table:style-name="ce41" office:value-type="currency" office:currency="CHF" office:value="825" calcext:value-type="currency">
            <text:p>825.00 CHF</text:p>
          </table:table-cell>
          <table:table-cell table:number-columns-repeated="5"/>
          <table:table-cell table:formula="of:=[.P93]/[.O93]" office:value-type="float" office:value="1.19565217391304" calcext:value-type="float">
            <text:p>1.1956521739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10"/>
          <table:table-cell table:style-name="ce40" office:value-type="currency" office:currency="EUR" office:value="490" calcext:value-type="currency">
            <text:p>490.00 €</text:p>
          </table:table-cell>
          <table:table-cell table:style-name="ce41" table:formula="of:=[.O95]*[.V95]" office:value-type="currency" office:currency="CHF" office:value="588" calcext:value-type="currency">
            <text:p>588.00 CHF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10"/>
          <table:table-cell table:style-name="ce40" office:value-type="currency" office:currency="EUR" office:value="575" calcext:value-type="currency">
            <text:p>575.00 €</text:p>
          </table:table-cell>
          <table:table-cell table:style-name="ce41" table:formula="of:=[.O97]*[.V97]" office:value-type="currency" office:currency="CHF" office:value="690" calcext:value-type="currency">
            <text:p>690.00 CHF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10"/>
          <table:table-cell table:style-name="ce40" office:value-type="currency" office:currency="EUR" office:value="795" calcext:value-type="currency">
            <text:p>795.00 €</text:p>
          </table:table-cell>
          <table:table-cell table:style-name="ce41" table:formula="of:=[.O99]*[.V99]" office:value-type="currency" office:currency="CHF" office:value="954" calcext:value-type="currency">
            <text:p>954.00 CHF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table:number-columns-repeated="11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10"/>
          <table:table-cell table:style-name="ce40"/>
          <table:table-cell table:style-name="ce41"/>
          <table:table-cell table:number-columns-repeated="17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9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9"/>
        </table:table-row>
        <table:table-row table:style-name="ro1">
          <table:table-cell/>
          <table:table-cell table:style-name="ce14"/>
          <table:table-cell table:number-columns-repeated="31"/>
        </table:table-row>
        <table:table-row table:style-name="ro1" table:number-rows-repeated="1048471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0" table:target-range-address="Sheet1.B25:Sheet1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>CH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CHF</number:currency-symbol>
      <style:map style:condition="value()&gt;=0" style:apply-style-name="N127P0"/>
    </number:currency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09:19:11.078006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11:05:11.120027353</dc:date>
    <meta:generator>LibreOffice/5.1.6.2$Linux_X86_64 LibreOffice_project/10m0$Build-2</meta:generator>
    <meta:editing-duration>P2DT7H28M37S</meta:editing-duration>
    <meta:editing-cycles>132</meta:editing-cycles>
    <meta:print-date>2018-05-07T14:14:36.920387061</meta:print-date>
    <meta:document-statistic meta:table-count="1" meta:cell-count="938" meta:object-count="0"/>
  </office:meta>
</office:document-meta>
</file>